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6.207cm" style:rel-column-width="15828*"/>
    </style:style>
    <style:style style:name="Tableau2.B" style:family="table-column">
      <style:table-column-properties style:column-width="6.595cm" style:rel-column-width="16817*"/>
    </style:style>
    <style:style style:name="Tableau2.C" style:family="table-column">
      <style:table-column-properties style:column-width="6.391cm" style:rel-column-width="16296*"/>
    </style:style>
    <style:style style:name="Tableau2.D" style:family="table-column">
      <style:table-column-properties style:column-width="6.507cm" style:rel-column-width="16594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5.666cm" fo:margin-left="0.019cm" fo:margin-right="0.014cm" table:align="margins" style:writing-mode="lr-tb"/>
    </style:style>
    <style:style style:name="Tableau5.A" style:family="table-column">
      <style:table-column-properties style:column-width="2.708cm" style:rel-column-width="6913*"/>
    </style:style>
    <style:style style:name="Tableau5.B" style:family="table-column">
      <style:table-column-properties style:column-width="3.988cm" style:rel-column-width="10183*"/>
    </style:style>
    <style:style style:name="Tableau5.C" style:family="table-column">
      <style:table-column-properties style:column-width="6.107cm" style:rel-column-width="15592*"/>
    </style:style>
    <style:style style:name="Tableau5.D" style:family="table-column">
      <style:table-column-properties style:column-width="5.495cm" style:rel-column-width="14029*"/>
    </style:style>
    <style:style style:name="Tableau5.E" style:family="table-column">
      <style:table-column-properties style:column-width="7.37cm" style:rel-column-width="18818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66cm" fo:margin-left="0.019cm" fo:margin-right="0.014cm" table:align="margins" style:writing-mode="lr-tb"/>
    </style:style>
    <style:style style:name="Tableau6.A" style:family="table-column">
      <style:table-column-properties style:column-width="2.708cm" style:rel-column-width="6913*"/>
    </style:style>
    <style:style style:name="Tableau6.B" style:family="table-column">
      <style:table-column-properties style:column-width="3.399cm" style:rel-column-width="8678*"/>
    </style:style>
    <style:style style:name="Tableau6.C" style:family="table-column">
      <style:table-column-properties style:column-width="6.696cm" style:rel-column-width="17096*"/>
    </style:style>
    <style:style style:name="Tableau6.D" style:family="table-column">
      <style:table-column-properties style:column-width="4.396cm" style:rel-column-width="11223*"/>
    </style:style>
    <style:style style:name="Tableau6.E" style:family="table-column">
      <style:table-column-properties style:column-width="8.468cm" style:rel-column-width="21625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3cm" style:rel-column-width="15029*"/>
    </style:style>
    <style:style style:name="Tableau3.B" style:family="table-column">
      <style:table-column-properties style:column-width="7.789cm" style:rel-column-width="19865*"/>
    </style:style>
    <style:style style:name="Tableau3.C" style:family="table-column">
      <style:table-column-properties style:column-width="1.565cm" style:rel-column-width="3991*"/>
    </style:style>
    <style:style style:name="Tableau3.D" style:family="table-column">
      <style:table-column-properties style:column-width="10.451cm" style:rel-column-width="26650*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B2" style:family="table-cell">
      <style:table-cell-properties fo:padding="0.097cm" fo:border-left="0.05pt solid #000000" fo:border-right="0.05pt solid #000000" fo:border-top="none" fo:border-bottom="none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7cm" table:align="margins" style:writing-mode="page"/>
    </style:style>
    <style:style style:name="Tableau1.A" style:family="table-column">
      <style:table-column-properties style:column-width="5.895cm" style:rel-column-width="15032*"/>
    </style:style>
    <style:style style:name="Tableau1.B" style:family="table-column">
      <style:table-column-properties style:column-width="19.805cm" style:rel-column-width="50503*"/>
    </style:style>
    <style:style style:name="Tableau1.1" style:family="table-row">
      <style:table-row-properties style:min-row-height="1.10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2.477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996640" officeooo:paragraph-rsid="00996640"/>
    </style:style>
    <style:style style:name="P5" style:family="paragraph" style:parent-style-name="Standard">
      <style:text-properties style:font-name="Arial1" officeooo:rsid="00996640" officeooo:paragraph-rsid="00ab32a4"/>
    </style:style>
    <style:style style:name="P6" style:family="paragraph" style:parent-style-name="Standard">
      <style:text-properties style:font-name="Arial1" officeooo:rsid="00ab32a4" officeooo:paragraph-rsid="00ab32a4"/>
    </style:style>
    <style:style style:name="P7" style:family="paragraph" style:parent-style-name="Standard">
      <style:text-properties style:font-name="Arial1" officeooo:rsid="00ce3e49" officeooo:paragraph-rsid="00af7a85"/>
    </style:style>
    <style:style style:name="P8" style:family="paragraph" style:parent-style-name="Standard">
      <style:text-properties officeooo:rsid="008d1133" officeooo:paragraph-rsid="008d1133"/>
    </style:style>
    <style:style style:name="P9" style:family="paragraph" style:parent-style-name="Standard">
      <style:text-properties officeooo:rsid="0099fd91" officeooo:paragraph-rsid="008a7979"/>
    </style:style>
    <style:style style:name="P10" style:family="paragraph" style:parent-style-name="Table_20_Contents">
      <style:text-properties style:font-name="Arial" officeooo:rsid="0054d877" officeooo:paragraph-rsid="0054d877" style:font-size-asian="10.5pt"/>
    </style:style>
    <style:style style:name="P11" style:family="paragraph" style:parent-style-name="Table_20_Contents">
      <style:text-properties style:font-name="Arial" officeooo:rsid="0054d877" officeooo:paragraph-rsid="0055efe6" style:font-size-asian="10.5pt"/>
    </style:style>
    <style:style style:name="P12" style:family="paragraph" style:parent-style-name="Table_20_Contents">
      <style:text-properties style:font-name="Arial" officeooo:rsid="0054d877" officeooo:paragraph-rsid="006d278d" style:font-size-asian="10.5pt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4" style:family="paragraph" style:parent-style-name="Table_20_Contents">
      <style:text-properties style:font-name="Arial" officeooo:rsid="0097ced1" officeooo:paragraph-rsid="0097ced1" style:font-size-asian="10.5pt"/>
    </style:style>
    <style:style style:name="P15" style:family="paragraph" style:parent-style-name="Table_20_Contents">
      <style:paragraph-properties fo:text-align="start" style:justify-single-word="false"/>
      <style:text-properties style:font-name="Arial" officeooo:rsid="0097ced1" officeooo:paragraph-rsid="0097ced1" style:font-size-asian="10.5pt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7" style:family="paragraph" style:parent-style-name="Table_20_Contents">
      <style:paragraph-properties fo:text-align="start" style:justify-single-word="false"/>
      <style:text-properties style:font-name="Arial" officeooo:rsid="00ac9b72" officeooo:paragraph-rsid="00ac9b72" style:font-size-asian="10.5pt"/>
    </style:style>
    <style:style style:name="P18" style:family="paragraph" style:parent-style-name="Table_20_Contents">
      <style:paragraph-properties fo:text-align="start" style:justify-single-word="false"/>
      <style:text-properties style:font-name="Arial" officeooo:rsid="00ad8b03" officeooo:paragraph-rsid="00ad8b03" style:font-size-asian="10.5pt"/>
    </style:style>
    <style:style style:name="P19" style:family="paragraph" style:parent-style-name="Table_20_Contents">
      <style:text-properties style:font-name="Arial" officeooo:rsid="00ad9d65" officeooo:paragraph-rsid="00ad9d65" style:font-size-asian="10.5pt"/>
    </style:style>
    <style:style style:name="P20" style:family="paragraph" style:parent-style-name="Table_20_Contents">
      <style:text-properties style:font-name="Arial" officeooo:rsid="0051829f" officeooo:paragraph-rsid="00b88430" style:font-size-asian="10.5pt"/>
    </style:style>
    <style:style style:name="P21" style:family="paragraph" style:parent-style-name="Table_20_Contents">
      <style:text-properties style:font-name="Arial" officeooo:rsid="00953895" officeooo:paragraph-rsid="00b88430" style:font-size-asian="10.5pt"/>
    </style:style>
    <style:style style:name="P22" style:family="paragraph" style:parent-style-name="Table_20_Contents">
      <style:text-properties style:font-name="Arial" officeooo:rsid="00ebb8f7" officeooo:paragraph-rsid="00b88430" style:font-size-asian="10.5pt"/>
    </style:style>
    <style:style style:name="P23" style:family="paragraph" style:parent-style-name="Table_20_Contents">
      <style:text-properties style:font-name="Arial" officeooo:rsid="00f63f28" officeooo:paragraph-rsid="00b88430" style:font-size-asian="10.5pt"/>
    </style:style>
    <style:style style:name="P24" style:family="paragraph" style:parent-style-name="Table_20_Contents">
      <style:text-properties style:font-name="Arial" officeooo:rsid="00ee45a9" officeooo:paragraph-rsid="00b88430" style:font-size-asian="10.5pt"/>
    </style:style>
    <style:style style:name="P25" style:family="paragraph" style:parent-style-name="Table_20_Contents">
      <style:text-properties style:font-name="Arial" officeooo:rsid="00ed433d" officeooo:paragraph-rsid="00b88430" style:font-size-asian="10.5pt"/>
    </style:style>
    <style:style style:name="P26" style:family="paragraph" style:parent-style-name="Table_20_Contents">
      <style:text-properties style:font-name="Arial" officeooo:rsid="0098bc75" officeooo:paragraph-rsid="00b88430" style:font-size-asian="10.5pt"/>
    </style:style>
    <style:style style:name="P27" style:family="paragraph" style:parent-style-name="Table_20_Contents">
      <style:text-properties style:font-name="Arial1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8a7979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af7a85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af7a85" style:font-weight-asian="bold" style:font-weight-complex="bold"/>
    </style:style>
    <style:style style:name="P32" style:family="paragraph" style:parent-style-name="Table_20_Contents">
      <style:text-properties style:font-name="Arial1" officeooo:rsid="0094f0d8" officeooo:paragraph-rsid="0094f0d8"/>
    </style:style>
    <style:style style:name="P33" style:family="paragraph" style:parent-style-name="Table_20_Contents">
      <style:text-properties style:font-name="Arial1" officeooo:rsid="0094f0d8" officeooo:paragraph-rsid="00a7e538"/>
    </style:style>
    <style:style style:name="P34" style:family="paragraph" style:parent-style-name="Table_20_Contents">
      <style:text-properties style:font-name="Arial1" officeooo:rsid="00a64cf0" officeooo:paragraph-rsid="00a64cf0"/>
    </style:style>
    <style:style style:name="P35" style:family="paragraph" style:parent-style-name="Table_20_Contents">
      <style:text-properties style:font-name="Arial1" officeooo:rsid="00a64cf0" officeooo:paragraph-rsid="00a7e538"/>
    </style:style>
    <style:style style:name="P36" style:family="paragraph" style:parent-style-name="Table_20_Contents">
      <style:paragraph-properties fo:text-align="center" style:justify-single-word="false"/>
      <style:text-properties style:font-name="Arial1" officeooo:rsid="0084fc79" officeooo:paragraph-rsid="00af7a85"/>
    </style:style>
    <style:style style:name="P37" style:family="paragraph" style:parent-style-name="Table_20_Contents">
      <style:paragraph-properties fo:text-align="center" style:justify-single-word="false"/>
      <style:text-properties style:font-name="Arial1" officeooo:rsid="00856c8c" officeooo:paragraph-rsid="00af7a85"/>
    </style:style>
    <style:style style:name="P38" style:family="paragraph" style:parent-style-name="Table_20_Contents">
      <style:paragraph-properties fo:text-align="center" style:justify-single-word="false"/>
      <style:text-properties style:font-name="Arial1" officeooo:rsid="00869080" officeooo:paragraph-rsid="00af7a85"/>
    </style:style>
    <style:style style:name="P39" style:family="paragraph" style:parent-style-name="Table_20_Contents">
      <style:paragraph-properties fo:text-align="center" style:justify-single-word="false"/>
      <style:text-properties style:font-name="Arial1" officeooo:rsid="00872645" officeooo:paragraph-rsid="00af7a85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8a797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730371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8a7979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730371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8a7979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46" style:family="paragraph" style:parent-style-name="Text_20_body">
      <style:paragraph-properties fo:margin-top="0cm" fo:margin-bottom="0.046cm" loext:contextual-spacing="false"/>
      <style:text-properties officeooo:paragraph-rsid="008182ba"/>
    </style:style>
    <style:style style:name="P47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f21f2d" officeooo:paragraph-rsid="00b111d1"/>
    </style:style>
    <style:style style:name="P48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9e0127" officeooo:paragraph-rsid="00b111d1"/>
    </style:style>
    <style:style style:name="P49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9e0127" officeooo:paragraph-rsid="009e0127"/>
    </style:style>
    <style:style style:name="P50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b29836" officeooo:paragraph-rsid="00b111d1"/>
    </style:style>
    <style:style style:name="P51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9d4294" officeooo:paragraph-rsid="00b111d1"/>
    </style:style>
    <style:style style:name="P52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97ced1"/>
    </style:style>
    <style:style style:name="P53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b88430"/>
    </style:style>
    <style:style style:name="P54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7e41a8" officeooo:paragraph-rsid="00b111d1"/>
    </style:style>
    <style:style style:name="P55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f21f2d" officeooo:paragraph-rsid="00b111d1"/>
    </style:style>
    <style:style style:name="P56" style:family="paragraph" style:parent-style-name="Standard">
      <loext:graphic-properties draw:fill="none"/>
      <style:paragraph-properties fo:margin-top="0cm" fo:margin-bottom="0.046cm" loext:contextual-spacing="false" fo:line-height="120%" style:writing-mode="page"/>
      <style:text-properties officeooo:rsid="008d1133" officeooo:paragraph-rsid="00730371"/>
    </style:style>
    <style:style style:name="P57" style:family="paragraph" style:parent-style-name="Text_20_body" style:master-page-name="">
      <loext:graphic-properties draw:fill="none"/>
      <style:paragraph-properties fo:margin-top="0cm" fo:margin-bottom="0.046cm" loext:contextual-spacing="false" fo:line-height="120%" style:page-number="auto" style:writing-mode="page"/>
      <style:text-properties officeooo:rsid="007e41a8" officeooo:paragraph-rsid="00b111d1"/>
    </style:style>
    <style:style style:name="P58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59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60" style:family="paragraph" style:parent-style-name="Text_20_body">
      <style:paragraph-properties fo:margin-top="0cm" fo:margin-bottom="0cm" loext:contextual-spacing="false"/>
      <style:text-properties officeooo:rsid="00a83f06" officeooo:paragraph-rsid="00af7a85"/>
    </style:style>
    <style:style style:name="P61" style:family="paragraph" style:parent-style-name="Text_20_body">
      <style:paragraph-properties fo:text-align="center" style:justify-single-word="false"/>
      <style:text-properties style:font-name="Arial1" fo:font-size="15pt" fo:font-weight="normal" officeooo:rsid="0049d56a" officeooo:paragraph-rsid="004da96e" style:font-size-asian="15pt" style:font-weight-asian="normal" style:font-size-complex="15pt" style:font-weight-complex="normal"/>
    </style:style>
    <style:style style:name="P62" style:family="paragraph" style:parent-style-name="Text_20_body">
      <style:text-properties officeooo:paragraph-rsid="00b88430"/>
    </style:style>
    <style:style style:name="P63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64" style:family="paragraph" style:parent-style-name="Text_20_body" style:list-style-name="Numbering_20_1">
      <style:paragraph-properties fo:text-align="start" style:justify-single-word="false"/>
      <style:text-properties style:font-name="Arial1" officeooo:rsid="0080dced" officeooo:paragraph-rsid="00aa3333"/>
    </style:style>
    <style:style style:name="P65" style:family="paragraph" style:parent-style-name="Text_20_body" style:list-style-name="Numbering_20_1">
      <style:paragraph-properties fo:text-align="start" style:justify-single-word="false"/>
      <style:text-properties officeooo:paragraph-rsid="009ae21e"/>
    </style:style>
    <style:style style:name="P66" style:family="paragraph" style:parent-style-name="Heading_20_1" style:list-style-name="Numbering_20_1">
      <style:text-properties officeooo:paragraph-rsid="00af7a85"/>
    </style:style>
    <style:style style:name="P67" style:family="paragraph" style:parent-style-name="Heading_20_1" style:list-style-name=""/>
    <style:style style:name="P68" style:family="paragraph" style:parent-style-name="Heading_20_1" style:list-style-name="">
      <style:text-properties officeooo:rsid="008115d2" officeooo:paragraph-rsid="00828521"/>
    </style:style>
    <style:style style:name="P69" style:family="paragraph" style:parent-style-name="Heading_20_1" style:list-style-name="Numbering_20_1">
      <loext:graphic-properties draw:fill="none"/>
      <style:paragraph-properties fo:margin-top="0.423cm" fo:margin-bottom="0.212cm" loext:contextual-spacing="false" fo:keep-with-next="always"/>
      <style:text-properties officeooo:paragraph-rsid="00af7a85"/>
    </style:style>
    <style:style style:name="P70" style:family="paragraph" style:parent-style-name="Heading_20_1" style:list-style-name="Numbering_20_1">
      <style:paragraph-properties fo:break-before="page"/>
      <style:text-properties officeooo:rsid="008115d2" officeooo:paragraph-rsid="008115d2"/>
    </style:style>
    <style:style style:name="P71" style:family="paragraph" style:parent-style-name="Heading_20_1" style:list-style-name="Numbering_20_1">
      <style:paragraph-properties fo:break-before="page"/>
      <style:text-properties officeooo:rsid="008115d2" officeooo:paragraph-rsid="00828521"/>
    </style:style>
    <style:style style:name="P72" style:family="paragraph" style:parent-style-name="Heading_20_1" style:list-style-name="Numbering_20_1">
      <style:paragraph-properties fo:break-before="page"/>
      <style:text-properties officeooo:rsid="008d1133" officeooo:paragraph-rsid="008182ba"/>
    </style:style>
    <style:style style:name="P73" style:family="paragraph" style:parent-style-name="Heading_20_1" style:list-style-name="Numbering_20_1">
      <style:paragraph-properties fo:break-before="page"/>
    </style:style>
    <style:style style:name="P74" style:family="paragraph" style:parent-style-name="Heading_20_1" style:list-style-name="Numbering_20_1">
      <style:paragraph-properties fo:break-before="page"/>
      <style:text-properties officeooo:paragraph-rsid="00b88430"/>
    </style:style>
    <style:style style:name="P75" style:family="paragraph" style:parent-style-name="Heading_20_2" style:list-style-name="Numbering_20_1"/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fo:font-weight="normal" officeooo:rsid="008a7979" style:font-weight-asian="normal" style:font-weight-complex="normal"/>
    </style:style>
    <style:style style:name="T7" style:family="text">
      <style:text-properties officeooo:rsid="00ab32a4"/>
    </style:style>
    <style:style style:name="T8" style:family="text">
      <style:text-properties officeooo:rsid="0055efe6"/>
    </style:style>
    <style:style style:name="T9" style:family="text">
      <style:text-properties officeooo:rsid="005adb1d"/>
    </style:style>
    <style:style style:name="T10" style:family="text">
      <style:text-properties officeooo:rsid="005c0f65"/>
    </style:style>
    <style:style style:name="T11" style:family="text">
      <style:text-properties officeooo:rsid="00614f72"/>
    </style:style>
    <style:style style:name="T12" style:family="text">
      <style:text-properties officeooo:rsid="0061d72b"/>
    </style:style>
    <style:style style:name="T13" style:family="text">
      <style:text-properties officeooo:rsid="00650dbb"/>
    </style:style>
    <style:style style:name="T14" style:family="text">
      <style:text-properties officeooo:rsid="006d278d"/>
    </style:style>
    <style:style style:name="T15" style:family="text">
      <style:text-properties officeooo:rsid="00730371"/>
    </style:style>
    <style:style style:name="T16" style:family="text">
      <style:text-properties officeooo:rsid="00802051"/>
    </style:style>
    <style:style style:name="T17" style:family="text">
      <style:text-properties officeooo:rsid="008115d2"/>
    </style:style>
    <style:style style:name="T18" style:family="text">
      <style:text-properties officeooo:rsid="008182ba"/>
    </style:style>
    <style:style style:name="T19" style:family="text">
      <style:text-properties style:font-name="Arial1"/>
    </style:style>
    <style:style style:name="T20" style:family="text">
      <style:text-properties style:font-name="Arial1" officeooo:rsid="004da96e"/>
    </style:style>
    <style:style style:name="T21" style:family="text">
      <style:text-properties style:font-name="Arial1" officeooo:rsid="0094f0d8"/>
    </style:style>
    <style:style style:name="T22" style:family="text">
      <style:text-properties style:font-name="Arial1" officeooo:rsid="00937b36"/>
    </style:style>
    <style:style style:name="T23" style:family="text">
      <style:text-properties style:font-name="Arial1" officeooo:rsid="009e0127"/>
    </style:style>
    <style:style style:name="T24" style:family="text">
      <style:text-properties style:font-name="Arial1" officeooo:rsid="009ae21e"/>
    </style:style>
    <style:style style:name="T25" style:family="text">
      <style:text-properties style:font-name="Arial1" officeooo:rsid="009f4a19"/>
    </style:style>
    <style:style style:name="T26" style:family="text">
      <style:text-properties style:font-name="Arial1" officeooo:rsid="00f2dd56"/>
    </style:style>
    <style:style style:name="T27" style:family="text">
      <style:text-properties style:font-name="Arial1" officeooo:rsid="009d4294"/>
    </style:style>
    <style:style style:name="T28" style:family="text">
      <style:text-properties style:font-name="Arial1" officeooo:rsid="0099fd91"/>
    </style:style>
    <style:style style:name="T29" style:family="text">
      <style:text-properties style:font-name="Arial1" officeooo:rsid="00b111d1"/>
    </style:style>
    <style:style style:name="T30" style:family="text">
      <style:text-properties style:font-name="Arial1" officeooo:rsid="00b29836"/>
    </style:style>
    <style:style style:name="T31" style:family="text">
      <style:text-properties style:font-name="Arial1" officeooo:rsid="00b4665a"/>
    </style:style>
    <style:style style:name="T32" style:family="text">
      <style:text-properties style:font-name="Arial1" officeooo:rsid="00bd7a51"/>
    </style:style>
    <style:style style:name="T33" style:family="text">
      <style:text-properties style:font-name="Arial1" officeooo:rsid="00be85c4"/>
    </style:style>
    <style:style style:name="T34" style:family="text">
      <style:text-properties style:font-name="Arial1" officeooo:rsid="00bec504"/>
    </style:style>
    <style:style style:name="T35" style:family="text">
      <style:text-properties style:font-name="Arial1" officeooo:rsid="00c6e148"/>
    </style:style>
    <style:style style:name="T36" style:family="text">
      <style:text-properties style:font-name="Arial1" officeooo:rsid="00c85d9c"/>
    </style:style>
    <style:style style:name="T37" style:family="text">
      <style:text-properties officeooo:rsid="00d6ef99"/>
    </style:style>
    <style:style style:name="T38" style:family="text">
      <style:text-properties officeooo:rsid="0095b5dd"/>
    </style:style>
    <style:style style:name="T39" style:family="text">
      <style:text-properties officeooo:rsid="00a4d3c0"/>
    </style:style>
    <style:style style:name="T40" style:family="text">
      <style:text-properties officeooo:rsid="00a8da83"/>
    </style:style>
    <style:style style:name="T41" style:family="text">
      <style:text-properties officeooo:rsid="00ada80e"/>
    </style:style>
    <style:style style:name="T42" style:family="text">
      <style:text-properties officeooo:rsid="0099fd91"/>
    </style:style>
    <style:style style:name="T43" style:family="text">
      <style:text-properties officeooo:rsid="00ed9128"/>
    </style:style>
    <style:style style:name="T44" style:family="text">
      <style:text-properties officeooo:rsid="00f73a20"/>
    </style:style>
    <style:style style:name="T45" style:family="text">
      <style:text-properties officeooo:rsid="00e67cab"/>
    </style:style>
    <style:style style:name="T46" style:family="text">
      <style:text-properties officeooo:rsid="00c11a7c"/>
    </style:style>
    <style:style style:name="T47" style:family="text">
      <style:text-properties officeooo:rsid="00c312b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61">P<text:span text:style-name="T41">ermis de Feu</text:span></text:p>
      <text:list xml:id="list8625279069966624615" text:style-name="Numbering_20_1">
        <text:list-header>
          <text:p text:style-name="P64"><text:span text:style-name="T37">Titre  : {titre_permis_feu} -</text:span> <text:span text:style-name="T37">{unique_identifier}</text:span></text:p>
          <text:p text:style-name="P65"><text:span text:style-name="T24">Raison : Réalisation de travaux à ris</text:span><text:span text:style-name="T25">qu</text:span><text:span text:style-name="T24">e</text:span></text:p>
        </text:list-header>
        <text:list-item>
          <text:h text:style-name="P66" text:outline-level="1">Numéro<text:span text:style-name="T14">s</text:span> d’urgence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30">Pompiers</text:p>
          </table:table-cell>
          <table:table-cell table:style-name="Tableau2.A1" office:value-type="string">
            <text:p text:style-name="P30">Police/Gendarmerie</text:p>
          </table:table-cell>
          <table:table-cell table:style-name="Tableau2.A1" office:value-type="string">
            <text:p text:style-name="P31">SAMU</text:p>
          </table:table-cell>
          <table:table-cell table:style-name="Tableau2.D1" office:value-type="string">
            <text:p text:style-name="P31">TOUTE URGENCE</text:p>
          </table:table-cell>
        </table:table-row>
        <table:table-row>
          <table:table-cell table:style-name="Tableau2.A2" office:value-type="string">
            <text:p text:style-name="P36">{pompier_number}</text:p>
          </table:table-cell>
          <table:table-cell table:style-name="Tableau2.A2" office:value-type="string">
            <text:p text:style-name="P37">{police_number}</text:p>
          </table:table-cell>
          <table:table-cell table:style-name="Tableau2.A2" office:value-type="string">
            <text:p text:style-name="P38">{samu_number}</text:p>
          </table:table-cell>
          <table:table-cell table:style-name="Tableau2.D2" office:value-type="string">
            <text:p text:style-name="P39">{emergency_number}</text:p>
          </table:table-cell>
        </table:table-row>
      </table:table>
      <text:list xml:id="list102954346666886" text:continue-numbering="true" text:style-name="Numbering_20_1">
        <text:list-item>
          <text:h text:style-name="P69" text:outline-level="1">Moyens <text:span text:style-name="T12">généraux </text:span>mis à disposition</text:h>
        </text:list-item>
      </text:list>
      <text:p text:style-name="P7">{moyen_generaux_mis_disposition}</text:p>
      <text:list xml:id="list102953579124485" text:continue-numbering="true" text:style-name="Numbering_20_1">
        <text:list-item>
          <text:h text:style-name="P66" text:outline-level="1">Consignes Générales</text:h>
        </text:list-item>
      </text:list>
      <text:p text:style-name="P60">{consigne_generale}</text:p>
      <text:list xml:id="list102954432961123" text:continue-numbering="true" text:style-name="Numbering_20_1">
        <text:list-item>
          <text:h text:style-name="P70" text:outline-level="1">Risque particulier du plan de prévention</text:h>
        </text:list-item>
      </text:list>
      <text:p text:style-name="P57"><text:span text:style-name="T38">P</text:span>lan de prévention : <text:span text:style-name="T39">{titre_plan_prevention} </text:span><text:span text:style-name="T20">- </text:span><text:span text:style-name="T22"><text:s/></text:span><text:span text:style-name="T21">{raison_plan_prevention}</text:span></text:p>
      <text:p text:style-name="P54"><text:span text:style-name="T32">Ce</text:span><text:span text:style-name="T26"> plan débute le : </text:span><text:span text:style-name="T23">{date_start_intervention_pre}</text:span><text:span text:style-name="T26"> et fini</text:span><text:span text:style-name="T34">t</text:span><text:span text:style-name="T26"> le : </text:span><text:span text:style-name="T23">{date_end_intervention_pre}</text:span></text:p>
      <text:p text:style-name="P48"/>
      <text:p text:style-name="P47">Vous avez prévu <text:span text:style-name="T42">{interventions_pre_info} </text:span>pour ce plan de prévention, vous trouverez ci-apr<text:span text:style-name="T46">è</text:span>s le détail des actions que vous avez prévu<text:span text:style-name="T47">es</text:span>, les risques engendrés et les moyens de préventions mis en œuvre.</text:p>
      <text:p text:style-name="P4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44">IdRPP<text:note text:id="ftn1" text:note-class="footnote"><text:note-citation>1</text:note-citation><text:note-body><text:p text:style-name="P58">Identifiant unique du plan de prévention</text:p></text:note-body></text:note></text:p>
          </table:table-cell>
          <table:table-cell table:style-name="Tableau5.A1" office:value-type="string">
            <text:p text:style-name="P40">UT / GP / <text:span text:style-name="T13">Site</text:span><text:span text:style-name="T13"><text:note text:id="ftn2" text:note-class="footnote"><text:note-citation>2</text:note-citation><text:note-body><text:p text:style-name="P58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28">Description <text:span text:style-name="T11">des actions réalisées</text:span><text:span text:style-name="T11"><text:note text:id="ftn3" text:note-class="footnote"><text:note-citation>3</text:note-citation><text:note-body><text:p text:style-name="P58"><text:span text:style-name="T15">D</text:span>escription du risque ou de l’action réalisée</text:p></text:note-body></text:note></text:span></text:p>
          </table:table-cell>
          <table:table-cell table:style-name="Tableau5.A1" office:value-type="string">
            <text:p text:style-name="P42">Risque <text:span text:style-name="T13">engendré</text:span><text:span text:style-name="T13"><text:note text:id="ftn4" text:note-class="footnote"><text:note-citation>4</text:note-citation><text:note-body><text:p text:style-name="P58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28">Moyens de prévention<text:note text:id="ftn5" text:note-class="footnote"><text:note-citation>5</text:note-citation><text:note-body><text:p text:style-name="P59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34">[!-- BEGIN row.interventions_pre --]{key_unique}</text:p>
          </table:table-cell>
          <table:table-cell table:style-name="Tableau5.B2" office:value-type="string">
            <text:p text:style-name="P27">{unite_travail}</text:p>
          </table:table-cell>
          <table:table-cell table:style-name="Tableau5.C2" office:value-type="string">
            <text:p text:style-name="P32">{action}</text:p>
          </table:table-cell>
          <table:table-cell table:style-name="Tableau5.D2" office:value-type="string">
            <text:p text:style-name="P33">{risk}</text:p>
          </table:table-cell>
          <table:table-cell table:style-name="Tableau5.E2" office:value-type="string">
            <text:p text:style-name="P35"><text:span text:style-name="T40">{prevention}</text:span>[!-- END row.interventions_pre --]</text:p>
          </table:table-cell>
        </table:table-row>
      </table:table>
      <text:p text:style-name="P9"/>
      <text:h text:style-name="P68" text:outline-level="1"/>
      <text:list xml:id="list102954853483099" text:continue-numbering="true" text:style-name="Numbering_20_1">
        <text:list-item>
          <text:h text:style-name="P71" text:outline-level="1">Description de l’intervention par point chaud</text:h>
        </text:list-item>
      </text:list>
      <text:p text:style-name="P54"><text:span text:style-name="T32">Cette intervention </text:span><text:span text:style-name="T26">débute le : </text:span><text:span text:style-name="T27">{date_start_intervention_PPP}</text:span><text:span text:style-name="T26"> et fini</text:span><text:span text:style-name="T33">t</text:span><text:span text:style-name="T26"> le : </text:span><text:span text:style-name="T27">{date_end_intervention_PPP}</text:span></text:p>
      <text:p text:style-name="P51"/>
      <text:p text:style-name="P55"><text:span text:style-name="T19">Vous avez prévu </text:span><text:span text:style-name="T28">{interventions_pre_info} </text:span><text:span text:style-name="T31">par points chauds </text:span><text:span text:style-name="T19">pour ce </text:span><text:span text:style-name="T29">permis de feu</text:span><text:span text:style-name="T19">, vous trouverez ci-apr</text:span><text:span text:style-name="T35">è</text:span><text:span text:style-name="T19">s le détails des actions que vous avez prévu</text:span><text:span text:style-name="T35">es</text:span><text:span text:style-name="T19">, les </text:span><text:span text:style-name="T30">types de travaux</text:span><text:span text:style-name="T19"> et les </text:span><text:span text:style-name="T30">mat</text:span><text:span text:style-name="T36">é</text:span><text:span text:style-name="T30">riels utilisés.</text:span></text:p>
      <text:p text:style-name="P50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45">Id<text:span text:style-name="T16">TTPC</text:span><text:span text:style-name="T16"><text:note text:id="ftn6" text:note-class="footnote"><text:note-citation>6</text:note-citation><text:note-body><text:p text:style-name="P58">Identifiant unique <text:span text:style-name="T16">du type de travaux par point chaud</text:span></text:p></text:note-body></text:note></text:span></text:p>
          </table:table-cell>
          <table:table-cell table:style-name="Tableau6.A1" office:value-type="string">
            <text:p text:style-name="P41">UT / GP / <text:span text:style-name="T13">Site</text:span><text:span text:style-name="T13"><text:note text:id="ftn7" text:note-class="footnote"><text:note-citation>7</text:note-citation><text:note-body><text:p text:style-name="P58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6.A1" office:value-type="string">
            <text:p text:style-name="P29">Description <text:span text:style-name="T11">des actions réalisées</text:span><text:span text:style-name="T11"><text:note text:id="ftn8" text:note-class="footnote"><text:note-citation>8</text:note-citation><text:note-body><text:p text:style-name="P58"><text:span text:style-name="T15">D</text:span>escription du risque ou de l’action réalisée</text:p></text:note-body></text:note></text:span></text:p>
          </table:table-cell>
          <table:table-cell table:style-name="Tableau6.A1" office:value-type="string">
            <text:p text:style-name="P43"><text:span text:style-name="T16">Type de travaux par points chauds</text:span><text:span text:style-name="T16"><text:note text:id="ftn9" text:note-class="footnote"><text:note-citation>9</text:note-citation><text:note-body><text:p text:style-name="P58">L<text:span text:style-name="T17">es différents type de travaux par point voir document inrs ED6030</text:span></text:p></text:note-body></text:note></text:span></text:p>
          </table:table-cell>
          <table:table-cell table:style-name="Tableau6.E1" office:value-type="string">
            <text:p text:style-name="P29"><text:span text:style-name="T17">Matériels utilisés</text:span><text:span text:style-name="T17"><text:note text:id="ftn10" text:note-class="footnote"><text:note-citation>10</text:note-citation><text:note-body><text:p text:style-name="P59">les <text:span text:style-name="T18">matériels utilisés pour la réalisation de actions</text:span></text:p></text:note-body></text:note></text:span></text:p>
          </table:table-cell>
        </table:table-row>
        <table:table-row>
          <table:table-cell table:style-name="Tableau6.A2" office:value-type="string">
            <text:p text:style-name="P4">[!-- BEGIN row.interventions --]{key_unique}</text:p>
          </table:table-cell>
          <table:table-cell table:style-name="Tableau6.B2" office:value-type="string">
            <text:p text:style-name="P4">{unite_travail}</text:p>
          </table:table-cell>
          <table:table-cell table:style-name="Tableau6.C2" office:value-type="string">
            <text:p text:style-name="P4">{action}</text:p>
          </table:table-cell>
          <table:table-cell table:style-name="Tableau6.D2" office:value-type="string">
            <text:p text:style-name="P6">{type_de_travaux}</text:p>
          </table:table-cell>
          <table:table-cell table:style-name="Tableau6.E2" office:value-type="string">
            <text:p text:style-name="P5"><text:span text:style-name="T7">{materiel}</text:span>[!-- END row.interventions --]</text:p>
          </table:table-cell>
        </table:table-row>
      </table:table>
      <text:p text:style-name="P56"/>
      <text:list xml:id="list102954375364307" text:continue-numbering="true" text:style-name="Numbering_20_1">
        <text:list-item>
          <text:h text:style-name="P72" text:outline-level="1">Rappel des mises en sécurité classique</text:h>
          <text:list>
            <text:list-item>
              <text:h text:style-name="P75" text:outline-level="2">Protection des abords</text:h>
            </text:list-item>
          </text:list>
        </text:list-item>
      </text:list>
      <text:p text:style-name="P46">• Écrans, panneaux</text:p>
      <text:p text:style-name="P46">• Délimitation et balisage de la zone d’intervention</text:p>
      <text:p text:style-name="P46">• Bâches ignifugées</text:p>
      <text:p text:style-name="P46">• eau (arrosage)</text:p>
      <text:p text:style-name="P46">• Sable</text:p>
      <text:p text:style-name="P46">• Absorbant</text:p>
      <text:list xml:id="list102955107618721" text:continue-numbering="true" text:style-name="Numbering_20_1">
        <text:list-item>
          <text:list>
            <text:list-item>
              <text:h text:style-name="P75" text:outline-level="2">Contrôle d’atmosphère</text:h>
            </text:list-item>
          </text:list>
        </text:list-item>
      </text:list>
      <text:p text:style-name="P46">• Explosimètre</text:p>
      <text:p text:style-name="P46">• Teneur en oxygène</text:p>
      <text:p text:style-name="P46">• Détecteur de gaz</text:p>
      <text:list xml:id="list102953494106803" text:continue-numbering="true" text:style-name="Numbering_20_1">
        <text:list-item>
          <text:list>
            <text:list-item>
              <text:h text:style-name="P75" text:outline-level="2">Protection des installations</text:h>
            </text:list-item>
          </text:list>
        </text:list-item>
      </text:list>
      <text:p text:style-name="P46">• Consignation (source d’énergie, flux de produit...)</text:p>
      <text:p text:style-name="P46">• Vidange – nettoyage – dépoussiérage</text:p>
      <text:p text:style-name="P46">• Dégazage (tuyauterie, cuve, citerne...)</text:p>
      <text:p text:style-name="P46">• Remplissage/inertage (eau, gaz…)</text:p>
      <text:p text:style-name="P46">• Isolation des tuyauteries</text:p>
      <text:p text:style-name="P46">• Démontage de tuyauterie</text:p>
      <text:list xml:id="list102955501223564" text:continue-numbering="true" text:style-name="Numbering_20_1">
        <text:list-item>
          <text:list>
            <text:list-item>
              <text:h text:style-name="P75" text:outline-level="2">Moyens de lutte contre l’incendie</text:h>
            </text:list-item>
          </text:list>
        </text:list-item>
      </text:list>
      <text:p text:style-name="P46">• Isolation de la boucle de détection</text:p>
      <text:p text:style-name="P46">• Isolation du système d’extinction</text:p>
      <text:p text:style-name="P46">• Extincteur(s)</text:p>
      <text:p text:style-name="P46"><text:soft-page-break/>• RIA</text:p>
      <text:p text:style-name="P46">• Lance à incendie</text:p>
      <text:p text:style-name="P8">Cette liste est non exhaustive. </text:p>
      <text:h text:style-name="P67" text:outline-level="1"/>
      <text:list xml:id="list102955384900900" text:continue-numbering="true" text:style-name="Numbering_20_1">
        <text:list-item>
          <text:h text:style-name="P74" text:outline-level="1">Informations <text:span text:style-name="T14">entreprise extérieure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20">Nom de l’<text:span text:style-name="T10">entreprise</text:span> <text:span text:style-name="T9">extérieure</text:span></text:p>
          </table:table-cell>
          <table:table-cell table:style-name="Tableau3.A1" office:value-type="string">
            <text:p text:style-name="P21">{society_title}</text:p>
          </table:table-cell>
          <table:table-cell table:style-name="Tableau3.A1" office:value-type="string">
            <text:p text:style-name="P20">Siret</text:p>
          </table:table-cell>
          <table:table-cell table:style-name="Tableau3.D1" office:value-type="string">
            <text:p text:style-name="P21">{society_siret_id}</text:p>
          </table:table-cell>
        </table:table-row>
        <table:table-row>
          <table:table-cell table:style-name="Tableau3.A2" office:value-type="string">
            <text:p text:style-name="P22">Adresse</text:p>
          </table:table-cell>
          <table:table-cell table:style-name="Tableau3.B2" table:number-columns-spanned="3" office:value-type="string">
            <text:p text:style-name="P23">{society_address}</text:p>
          </table:table-cell>
          <table:covered-table-cell/>
          <table:covered-table-cell/>
        </table:table-row>
        <table:table-row>
          <table:table-cell table:style-name="Tableau3.A3" office:value-type="string">
            <text:p text:style-name="P22">Code Postal</text:p>
          </table:table-cell>
          <table:table-cell table:style-name="Tableau3.A3" office:value-type="string">
            <text:p text:style-name="P23">{society_postcode}</text:p>
          </table:table-cell>
          <table:table-cell table:style-name="Tableau3.A3" office:value-type="string">
            <text:p text:style-name="P22">Ville</text:p>
          </table:table-cell>
          <table:table-cell table:style-name="Tableau3.D3" office:value-type="string">
            <text:p text:style-name="P23">{society_town}</text:p>
          </table:table-cell>
        </table:table-row>
      </table:table>
      <text:p text:style-name="P6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4">IdIntervenant<text:note text:id="ftn11" text:note-class="footnote"><text:note-citation>11</text:note-citation><text:note-body><text:p text:style-name="P63">Identifiant unique de l’intervenant pour ce plan de prévention</text:p></text:note-body></text:note></text:p>
          </table:table-cell>
          <table:table-cell table:style-name="Tableau1.B1" office:value-type="string">
            <text:p text:style-name="P25">Information sur les intervenants – Nom, Prénom, mail, téléphone</text:p>
          </table:table-cell>
        </table:table-row>
        <table:table-row table:style-name="Tableau1.1">
          <table:table-cell table:style-name="Tableau1.A2" office:value-type="string">
            <text:p text:style-name="P26">[!-- BEGIN row.intervenants --]<text:span text:style-name="T44">{id}</text:span></text:p>
          </table:table-cell>
          <table:table-cell table:style-name="Tableau1.B2" office:value-type="string">
            <text:p text:style-name="P26">{name}, {lastname}, <text:span text:style-name="T45">{phone}, </text:span>{mail}[!-- END row.intervenants --]</text:p>
          </table:table-cell>
        </table:table-row>
      </table:table>
      <text:p text:style-name="P53"/>
      <text:p text:style-name="P53"><text:span text:style-name="T43">Nombre d’intervenants pour ce permis de feu : </text:span>{intervenants_info}</text:p>
      <text:p text:style-name="P53"/>
      <text:p text:style-name="P52"/>
      <text:h text:style-name="P67" text:outline-level="1"/>
      <text:list xml:id="list102954759575190" text:continue-numbering="true" text:style-name="Numbering_20_1">
        <text:list-item>
          <text:h text:style-name="P73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13"><text:span text:style-name="T14">Responsable maîtrise</text:span> d’ouvrage</text:p>
          </table:table-cell>
          <table:table-cell table:style-name="Tableau4.C1" office:value-type="string">
            <text:p text:style-name="P16">Responsable entreprise extérieure</text:p>
          </table:table-cell>
        </table:table-row>
        <table:table-row>
          <table:table-cell table:style-name="Tableau4.A2" office:value-type="string">
            <text:p text:style-name="P10">Nom </text:p>
          </table:table-cell>
          <table:table-cell table:style-name="Tableau4.A2" office:value-type="string">
            <text:p text:style-name="P15">{maitre_oeuvre_lname}</text:p>
          </table:table-cell>
          <table:table-cell table:style-name="Tableau4.C2" office:value-type="string">
            <text:p text:style-name="P15">{intervenant_exterieur_lname}</text:p>
          </table:table-cell>
        </table:table-row>
        <table:table-row>
          <table:table-cell table:style-name="Tableau4.A2" office:value-type="string">
            <text:p text:style-name="P10">Prénom</text:p>
          </table:table-cell>
          <table:table-cell table:style-name="Tableau4.A2" office:value-type="string">
            <text:p text:style-name="P15">{maitre_oeuvre_fname}</text:p>
          </table:table-cell>
          <table:table-cell table:style-name="Tableau4.C2" office:value-type="string">
            <text:p text:style-name="P15">{intervenant_exterieur_fname}</text:p>
          </table:table-cell>
        </table:table-row>
        <table:table-row>
          <table:table-cell table:style-name="Tableau4.A2" office:value-type="string">
            <text:p text:style-name="P19">Email</text:p>
          </table:table-cell>
          <table:table-cell table:style-name="Tableau4.A2" office:value-type="string">
            <text:p text:style-name="P17">{maitre_oeuvre_email}</text:p>
          </table:table-cell>
          <table:table-cell table:style-name="Tableau4.C2" office:value-type="string">
            <text:p text:style-name="P18">{intervenant_exterieur_email}</text:p>
          </table:table-cell>
        </table:table-row>
        <table:table-row>
          <table:table-cell table:style-name="Tableau4.A2" office:value-type="string">
            <text:p text:style-name="P10">Portable</text:p>
          </table:table-cell>
          <table:table-cell table:style-name="Tableau4.A2" office:value-type="string">
            <text:p text:style-name="P15">{maitre_oeuvre_phone}</text:p>
          </table:table-cell>
          <table:table-cell table:style-name="Tableau4.C2" office:value-type="string">
            <text:p text:style-name="P15">{intervenant_exterieur_phone}</text:p>
          </table:table-cell>
        </table:table-row>
        <table:table-row table:style-name="Tableau4.6">
          <table:table-cell table:style-name="Tableau4.A2" office:value-type="string">
            <text:p text:style-name="P11"><text:span text:style-name="T8">Date et </text:span>Signature</text:p>
          </table:table-cell>
          <table:table-cell table:style-name="Tableau4.A2" office:value-type="string">
            <text:p text:style-name="P14">Le {maitre_oeuvre_signature_date}, </text:p>
            <text:p text:style-name="P14">{maitre_oeuvre_signature}</text:p>
          </table:table-cell>
          <table:table-cell table:style-name="Tableau4.C2" office:value-type="string">
            <text:p text:style-name="P15">Le {intervenant_exterieur_signature_date},</text:p>
            <text:p text:style-name="P15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Symbol" fo:font-family="Symbol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T7" style:family="text">
      <style:text-properties fo:font-weight="normal" officeooo:rsid="008a7979" style:font-weight-asian="normal" style:font-weight-complex="normal"/>
    </style:style>
    <style:style style:name="MT8" style:family="text">
      <style:text-properties officeooo:rsid="00ab32a4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6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ermis_de_feu.odt</text:file-name> <text:tab/>Version <text:span text:style-name="MT2">1.0.0-</text:span><text:span text:style-name="MT3">201</text:span><text:span text:style-name="MT4">9</text:span><text:span text:style-name="MT5">0</text:span><text:span text:style-name="MT6">8</text:span><text:span text:style-name="MT7">20</text:span><text:span text:style-name="MT4"> </text:span>- Page : <text:s/><text:page-number text:select-page="current">7</text:page-number>/<text:page-count>7</text:page-count><text:span text:style-name="MT8">b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9-30T10:29:52.897000000</dc:date>
    <meta:editing-duration>P1DT3H18M58S</meta:editing-duration>
    <meta:editing-cycles>160</meta:editing-cycles>
    <meta:generator>LibreOffice/5.0.1.2$Windows_x86 LibreOffice_project/81898c9f5c0d43f3473ba111d7b351050be20261</meta:generator>
    <meta:document-statistic meta:table-count="6" meta:image-count="1" meta:object-count="0" meta:page-count="7" meta:paragraph-count="118" meta:word-count="524" meta:character-count="3983" meta:non-whitespace-character-count="3560"/>
  </office:meta>
</office:document-meta>
</file>